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35cm" svg:stroke-color="#0000cc" draw:marker-start-width="0.252cm" draw:marker-end="Arrow" draw:marker-end-width="0.1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_32__20_Dots_20_1_20_Dash" svg:stroke-width="0.018cm" svg:stroke-color="#00cccc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draw:stroke="dash" draw:stroke-dash="_32__20_Dots_20_1_20_Dash" svg:stroke-width="0.018cm" svg:stroke-color="#00cccc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draw:stroke="none" draw:fill="none" fo:min-height="0.5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svg:stroke-color="#ff3333" draw:marker-end="Arrow" draw:marker-end-width="0.2cm" draw:fill="none" draw:textarea-vertical-align="middle"/>
    </style:style>
    <style:style style:name="gr9" style:family="graphic" style:parent-style-name="objectwithoutfill">
      <style:graphic-properties svg:stroke-color="#009933" draw:marker-end="Arrow" draw:marker-end-width="0.2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00ff" fo:font-size="14pt" style:font-size-asian="14pt" style:font-size-complex="14pt"/>
    </style:style>
    <style:style style:name="P3" style:family="paragraph">
      <style:paragraph-properties fo:text-align="center"/>
      <style:text-properties fo:color="#0066ff"/>
    </style:style>
    <style:style style:name="P4" style:family="paragraph">
      <loext:graphic-properties draw:fill="none"/>
      <style:paragraph-properties fo:text-align="center"/>
      <style:text-properties fo:color="#0066ff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4pt" style:font-size-asian="14pt" style:font-size-complex="14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style:text-properties fo:font-size="11pt" fo:font-weight="bold"/>
    </style:style>
    <style:style style:name="P9" style:family="paragraph">
      <loext:graphic-properties draw:fill="none" draw:fill-color="#ffffff"/>
      <style:text-properties fo:color="#009933"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P10" style:family="paragraph">
      <style:text-properties fo:color="#ff3333" fo:font-size="11pt" fo:font-weight="bold"/>
    </style:style>
    <style:style style:name="P11" style:family="paragraph">
      <loext:graphic-properties draw:fill="none" draw:fill-color="#ffffff"/>
      <style:text-properties fo:color="#ff3333" fo:font-size="12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P12" style:family="paragraph">
      <loext:graphic-properties draw:fill="none" draw:fill-color="#ffffff"/>
      <style:text-properties fo:color="#ff3333"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T1" style:family="text">
      <style:text-properties fo:color="#0066ff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9933" fo:font-size="12pt" fo:font-style="italic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color="#009933" style:text-position="-33% 58%" fo:font-size="12pt" fo:font-style="italic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color="#ff3333" style:text-position="0% 100%" fo:font-size="12pt" fo:font-style="italic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color="#ff3333" style:text-position="-33% 58%" fo:font-size="12pt" fo:font-style="italic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color="#009933" style:text-position="0% 100%" fo:font-size="12pt" fo:font-style="italic" style:font-size-asian="14pt" style:font-style-asian="italic" style:font-weight-asian="normal" style:font-size-complex="14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1cm" svg:y1="14cm" svg:x2="14.1cm" svg:y2="14cm">
          <text:p/>
        </draw:line>
        <draw:line draw:style-name="gr2" draw:text-style-name="P1" draw:layer="layout" svg:x1="3.28cm" svg:y1="14.1cm" svg:x2="2.977cm" svg:y2="14.312cm">
          <text:p/>
        </draw:line>
        <draw:line draw:style-name="gr2" draw:text-style-name="P1" draw:layer="layout" svg:x1="4.109cm" svg:y1="14.1cm" svg:x2="3.806cm" svg:y2="14.312cm">
          <text:p/>
        </draw:line>
        <draw:line draw:style-name="gr2" draw:text-style-name="P1" draw:layer="layout" svg:x1="5.109cm" svg:y1="14.1cm" svg:x2="4.806cm" svg:y2="14.312cm">
          <text:p/>
        </draw:line>
        <draw:line draw:style-name="gr2" draw:text-style-name="P1" draw:layer="layout" svg:x1="6.109cm" svg:y1="14.1cm" svg:x2="5.806cm" svg:y2="14.312cm">
          <text:p/>
        </draw:line>
        <draw:line draw:style-name="gr2" draw:text-style-name="P1" draw:layer="layout" svg:x1="7.109cm" svg:y1="14.1cm" svg:x2="6.806cm" svg:y2="14.312cm">
          <text:p/>
        </draw:line>
        <draw:line draw:style-name="gr2" draw:text-style-name="P1" draw:layer="layout" svg:x1="8.109cm" svg:y1="14.1cm" svg:x2="7.806cm" svg:y2="14.312cm">
          <text:p/>
        </draw:line>
        <draw:line draw:style-name="gr2" draw:text-style-name="P1" draw:layer="layout" svg:x1="9.109cm" svg:y1="14.1cm" svg:x2="8.806cm" svg:y2="14.312cm">
          <text:p/>
        </draw:line>
        <draw:line draw:style-name="gr2" draw:text-style-name="P1" draw:layer="layout" svg:x1="10.109cm" svg:y1="14.1cm" svg:x2="9.806cm" svg:y2="14.312cm">
          <text:p/>
        </draw:line>
        <draw:line draw:style-name="gr2" draw:text-style-name="P1" draw:layer="layout" svg:x1="11.109cm" svg:y1="14.1cm" svg:x2="10.806cm" svg:y2="14.312cm">
          <text:p/>
        </draw:line>
        <draw:line draw:style-name="gr2" draw:text-style-name="P1" draw:layer="layout" svg:x1="12.109cm" svg:y1="14.1cm" svg:x2="11.806cm" svg:y2="14.312cm">
          <text:p/>
        </draw:line>
        <draw:line draw:style-name="gr2" draw:text-style-name="P1" draw:layer="layout" svg:x1="13.109cm" svg:y1="14.1cm" svg:x2="12.806cm" svg:y2="14.312cm">
          <text:p/>
        </draw:line>
        <draw:line draw:style-name="gr2" draw:text-style-name="P1" draw:layer="layout" svg:x1="14.052cm" svg:y1="14.1cm" svg:x2="13.749cm" svg:y2="14.312cm">
          <text:p/>
        </draw:line>
        <draw:line draw:style-name="gr3" draw:text-style-name="P1" draw:layer="layout" svg:x1="6.066cm" svg:y1="13.441cm" svg:x2="7.011cm" svg:y2="13.113cm">
          <text:p/>
        </draw:line>
        <draw:line draw:style-name="gr3" draw:text-style-name="P1" draw:layer="layout" svg:x1="10.265cm" svg:y1="12.411cm" svg:x2="10.936cm" svg:y2="13.153cm">
          <text:p/>
        </draw:line>
        <draw:line draw:style-name="gr3" draw:text-style-name="P1" draw:layer="layout" svg:x1="8.061cm" svg:y1="11.976cm" svg:x2="7.139cm" svg:y2="11.588cm">
          <text:p/>
        </draw:line>
        <draw:line draw:style-name="gr4" draw:text-style-name="P1" draw:layer="layout" svg:x1="3.5cm" svg:y1="13.698cm" svg:x2="7.7cm" svg:y2="9.4cm">
          <text:p/>
        </draw:line>
        <draw:line draw:style-name="gr3" draw:text-style-name="P1" draw:layer="layout" svg:x1="13.019cm" svg:y1="13.04cm" svg:x2="12.162cm" svg:y2="12.525cm">
          <text:p/>
        </draw:line>
        <draw:line draw:style-name="gr4" draw:text-style-name="P1" draw:layer="layout" svg:x1="5.501cm" svg:y1="13.698cm" svg:x2="9.701cm" svg:y2="9.4cm">
          <text:p/>
        </draw:line>
        <draw:line draw:style-name="gr4" draw:text-style-name="P1" draw:layer="layout" svg:x1="7.501cm" svg:y1="13.698cm" svg:x2="11.701cm" svg:y2="9.4cm">
          <text:p/>
        </draw:line>
        <draw:line draw:style-name="gr4" draw:text-style-name="P1" draw:layer="layout" svg:x1="9.501cm" svg:y1="13.698cm" svg:x2="13.701cm" svg:y2="9.4cm">
          <text:p/>
        </draw:line>
        <draw:line draw:style-name="gr5" draw:text-style-name="P2" draw:layer="layout" svg:x1="11.501cm" svg:y1="13.698cm" svg:x2="15.701cm" svg:y2="9.4cm">
          <text:p/>
        </draw:line>
        <draw:frame draw:style-name="gr6" draw:text-style-name="P4" draw:layer="layout" svg:width="1.848cm" svg:height="0.807cm" svg:x="9.352cm" svg:y="11.193cm">
          <draw:text-box>
            <text:p text:style-name="P3"><text:span text:style-name="T1">Fluide</text:span></text:p>
          </draw:text-box>
        </draw:frame>
        <draw:frame draw:style-name="gr7" draw:text-style-name="P5" draw:layer="layout" svg:width="2.97cm" svg:height="0.962cm" svg:x="13.43cm" svg:y="13.038cm">
          <draw:text-box>
            <text:p>Interface</text:p>
          </draw:text-box>
        </draw:frame>
        <draw:frame draw:style-name="gr7" draw:text-style-name="P7" draw:layer="layout" svg:width="1.878cm" svg:height="1.361cm" svg:x="9.4cm" svg:y="15.1cm">
          <draw:text-box>
            <text:p text:style-name="P6"><text:span text:style-name="T2">Solide</text:span></text:p>
            <text:p text:style-name="P6"><text:span text:style-name="T2"/></text:p>
          </draw:text-box>
        </draw:frame>
        <draw:line draw:style-name="gr8" draw:text-style-name="P1" draw:layer="layout" svg:x1="8.7cm" svg:y1="13.9cm" svg:x2="8.7cm" svg:y2="12.4cm">
          <text:p/>
        </draw:line>
        <draw:line draw:style-name="gr9" draw:text-style-name="P1" draw:layer="layout" svg:x1="8.7cm" svg:y1="14.12cm" svg:x2="8.7cm" svg:y2="15.6cm">
          <text:p/>
        </draw:line>
        <draw:line draw:style-name="gr8" draw:text-style-name="P1" draw:layer="layout" svg:x1="8.707cm" svg:y1="13.889cm" svg:x2="10.207cm" svg:y2="13.889cm">
          <text:p/>
        </draw:line>
        <draw:line draw:style-name="gr9" draw:text-style-name="P1" draw:layer="layout" svg:x1="8.7cm" svg:y1="14.1cm" svg:x2="10.2cm" svg:y2="14.1cm">
          <text:p/>
        </draw:line>
        <draw:frame draw:style-name="gr7" draw:text-style-name="P9" draw:layer="layout" svg:width="0.895cm" svg:height="0.826cm" svg:x="8cm" svg:y="15.1cm">
          <draw:text-box>
            <text:p text:style-name="P8"><text:span text:style-name="T3">n</text:span><text:span text:style-name="T4">s</text:span></text:p>
          </draw:text-box>
        </draw:frame>
        <draw:frame draw:style-name="gr7" draw:text-style-name="P11" draw:layer="layout" svg:width="0.84cm" svg:height="0.826cm" svg:x="7.9cm" svg:y="12.124cm">
          <draw:text-box>
            <text:p text:style-name="P10"><text:span text:style-name="T5">n</text:span><text:span text:style-name="T6">f</text:span></text:p>
          </draw:text-box>
        </draw:frame>
        <draw:frame draw:style-name="gr7" draw:text-style-name="P9" draw:layer="layout" svg:width="0.777cm" svg:height="0.826cm" svg:x="9.772cm" svg:y="14.067cm">
          <draw:text-box>
            <text:p text:style-name="P8"><text:span text:style-name="T7">t</text:span><text:span text:style-name="T4">s</text:span></text:p>
          </draw:text-box>
        </draw:frame>
        <draw:frame draw:style-name="gr7" draw:text-style-name="P12" draw:layer="layout" svg:width="0.722cm" svg:height="0.826cm" svg:x="9.772cm" svg:y="13.167cm">
          <draw:text-box>
            <text:p text:style-name="P10"><text:span text:style-name="T5">t</text:span><text:span text:style-name="T6">f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5T15:50:28.574397014</meta:creation-date>
    <dc:date>2017-08-15T16:07:08.680384455</dc:date>
    <meta:editing-duration>PT6M10S</meta:editing-duration>
    <meta:editing-cycles>3</meta:editing-cycles>
    <meta:generator>LibreOffice/5.1.6.2$Linux_X86_64 LibreOffice_project/10m0$Build-2</meta:generator>
    <meta:document-statistic meta:object-count="33"/>
  </office:meta>
</office:document-meta>
</file>